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3125in"/>
    </style:style>
    <style:style style:name="Table1.B" style:family="table-column">
      <style:table-column-properties style:column-width="2.1493in"/>
    </style:style>
    <style:style style:name="Table1.C" style:family="table-column">
      <style:table-column-properties style:column-width="2.2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weight="bold" officeooo:rsid="001306e6" officeooo:paragraph-rsid="001306e6" style:font-weight-asian="bold" style:font-weight-complex="bold"/>
    </style:style>
    <style:style style:name="P2" style:family="paragraph" style:parent-style-name="Table_20_Contents">
      <style:text-properties fo:font-weight="bold" officeooo:rsid="000739ea" officeooo:paragraph-rsid="000739ea" style:font-weight-asian="bold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officeooo:paragraph-rsid="000739ea" style:font-size-asian="8pt" style:font-size-complex="8pt"/>
    </style:style>
    <style:style style:name="P5" style:family="paragraph" style:parent-style-name="Table_20_Contents">
      <style:text-properties fo:font-size="8pt" officeooo:paragraph-rsid="000a82e9" style:font-size-asian="8pt" style:font-size-complex="8pt"/>
    </style:style>
    <style:style style:name="P6" style:family="paragraph" style:parent-style-name="Table_20_Contents">
      <style:text-properties fo:font-size="8pt" officeooo:paragraph-rsid="000c67e0" style:font-size-asian="8pt" style:font-size-complex="8pt"/>
    </style:style>
    <style:style style:name="P7" style:family="paragraph" style:parent-style-name="Table_20_Contents">
      <style:text-properties fo:font-size="8pt" officeooo:rsid="000a82e9" officeooo:paragraph-rsid="000a82e9" style:font-size-asian="8pt" style:font-size-complex="8pt"/>
    </style:style>
    <style:style style:name="P8" style:family="paragraph" style:parent-style-name="Table_20_Contents">
      <style:text-properties fo:font-size="8pt" officeooo:rsid="000c67e0" officeooo:paragraph-rsid="000c67e0" style:font-size-asian="8pt" style:font-size-complex="8pt"/>
    </style:style>
    <style:style style:name="P9" style:family="paragraph" style:parent-style-name="Table_20_Contents">
      <style:text-properties fo:font-weight="bold" officeooo:rsid="0013ef56" officeooo:paragraph-rsid="0013ef56" style:font-weight-asian="bold" style:font-weight-complex="bold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text-properties fo:font-size="8pt" officeooo:paragraph-rsid="0014bb41" style:font-size-asian="8pt" style:font-size-complex="8pt"/>
    </style:style>
    <style:style style:name="P12" style:family="paragraph" style:parent-style-name="Table_20_Contents">
      <style:text-properties fo:font-size="8pt" officeooo:paragraph-rsid="00154b34" style:font-size-asian="8pt" style:font-size-complex="8pt"/>
    </style:style>
    <style:style style:name="P13" style:family="paragraph" style:parent-style-name="Table_20_Contents">
      <style:text-properties fo:font-size="8pt" officeooo:paragraph-rsid="001306e6" style:font-size-asian="8pt" style:font-size-complex="8pt"/>
    </style:style>
    <style:style style:name="P14" style:family="paragraph" style:parent-style-name="Table_20_Contents">
      <style:text-properties fo:font-size="8pt" officeooo:paragraph-rsid="0018a1c9" style:font-size-asian="8pt" style:font-size-complex="8pt"/>
    </style:style>
    <style:style style:name="P15" style:family="paragraph" style:parent-style-name="Table_20_Contents">
      <style:text-properties fo:font-size="8pt" officeooo:rsid="00205a8a" officeooo:paragraph-rsid="00205a8a" style:font-size-asian="8pt" style:font-size-complex="8pt"/>
    </style:style>
    <style:style style:name="T1" style:family="text">
      <style:text-properties officeooo:rsid="000739ea"/>
    </style:style>
    <style:style style:name="T2" style:family="text">
      <style:text-properties officeooo:rsid="0008f678"/>
    </style:style>
    <style:style style:name="T3" style:family="text">
      <style:text-properties officeooo:rsid="0013ef56"/>
    </style:style>
    <style:style style:name="T4" style:family="text">
      <style:text-properties officeooo:rsid="00154b34"/>
    </style:style>
    <style:style style:name="T5" style:family="text">
      <style:text-properties officeooo:rsid="001a5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Paper Title</text:p>
          </table:table-cell>
          <table:table-cell table:style-name="Table1.A1" office:value-type="string">
            <text:p text:style-name="P9">Conference Details</text:p>
          </table:table-cell>
          <table:table-cell table:style-name="Table1.C1" office:value-type="string">
            <text:p text:style-name="P2">M<text:span text:style-name="T3">ajor Finding</text:span></text:p>
          </table:table-cell>
        </table:table-row>
        <table:table-row>
          <table:table-cell table:style-name="Table1.A2" office:value-type="string">
            <text:p text:style-name="P11">Multi-label Classification of Satellite Images with Deep Learning .</text:p>
          </table:table-cell>
          <table:table-cell table:style-name="Table1.A2" office:value-type="string">
            <text:p text:style-name="P3">IEEE Journal of Selected Topics in Applied Earth Observations and Remote Sensing, vol. 7, no. 12, pp. 4632–4643, 2014</text:p>
          </table:table-cell>
          <table:table-cell table:style-name="Table1.C2" office:value-type="string">
            <text:p text:style-name="P3">Convolutional Neural Network (CNN) model to perform multi-label classification of Amazon satellite images. Our model identifies the weather conditions and natural terrain features</text:p>
            <text:p text:style-name="P3">in the images as well as man-made developments such as roads, farming, and logging.</text:p>
          </table:table-cell>
        </table:table-row>
        <table:table-row>
          <table:table-cell table:style-name="Table1.A2" office:value-type="string">
            <text:p text:style-name="P11">Deep Residual Learning for Image Recognition</text:p>
          </table:table-cell>
          <table:table-cell table:style-name="Table1.A2" office:value-type="string">
            <text:p text:style-name="P15">ILSVRC , 10 <text:s/>Dec 2015</text:p>
          </table:table-cell>
          <table:table-cell table:style-name="Table1.C2" office:value-type="string">
            <text:p text:style-name="P3">On the ImageNet dataset we evaluate residual nets with a depth of up to 152 layers—8×</text:p>
            <text:p text:style-name="P3">deeper than VGG nets [41] but still having lower complexity. An ensemble of these residual nets achieves 3.57% error on the ImageNet test set.</text:p>
          </table:table-cell>
        </table:table-row>
        <table:table-row>
          <table:table-cell table:style-name="Table1.A2" office:value-type="string">
            <text:p text:style-name="P12">Vehicle Detection in Satellite Images by</text:p>
            <text:p text:style-name="P12">Incorporating Objectness and Convolutional</text:p>
            <text:p text:style-name="P12">Neural Network</text:p>
          </table:table-cell>
          <table:table-cell table:style-name="Table1.A2" office:value-type="string">
            <text:p text:style-name="P3">Journal of Industrial and Intelligent Information Vol. 4, No. 2, March 2016</text:p>
          </table:table-cell>
          <table:table-cell table:style-name="Table1.C2" office:value-type="string">
            <text:p text:style-name="P3"><text:span text:style-name="T2">V</text:span>ehicle detection, Binary Normed Gradients</text:p>
            <text:p text:style-name="P3">(BING), Convolutional Neural Network (CNN), objectness</text:p>
          </table:table-cell>
        </table:table-row>
        <table:table-row>
          <table:table-cell table:style-name="Table1.A2" office:value-type="string">
            <text:p text:style-name="P3">Adrian Albert , Jasleen Kaur , Marta C. González <text:span text:style-name="T2">(Massachusetts Institute of Technology)</text:span></text:p>
          </table:table-cell>
          <table:table-cell table:style-name="Table1.A2" office:value-type="string">
            <text:p text:style-name="P3">Using <text:span text:style-name="T2">Convolution</text:span> Networks and Satellite Imagery to Identify Patterns in Urban Environments at a Large Scale</text:p>
          </table:table-cell>
          <table:table-cell table:style-name="Table1.C2" office:value-type="string">
            <text:p text:style-name="P3">Satellite imagery, land use classification, convolutional networks</text:p>
          </table:table-cell>
        </table:table-row>
        <table:table-row>
          <table:table-cell table:style-name="Table1.A2" office:value-type="string">
            <text:p text:style-name="P13">DeepSat – A Learning framework for Satellite</text:p>
            <text:p text:style-name="P14">Imagery</text:p>
          </table:table-cell>
          <table:table-cell table:style-name="Table1.A2" office:value-type="string">
            <text:p text:style-name="P14">NASA Ames Research Center, September 11, 2015</text:p>
          </table:table-cell>
          <table:table-cell table:style-name="Table1.C2" office:value-type="string">
            <text:p text:style-name="P3">The contributions of this paper are twofold – (1) first, we present two new satellite datasets called SAT-4 and SAT-6, and (2) then, we propose a classification framework that extracts features from an input image, normalizes them and feeds the normalized feature vectors to a Deep Belief Network for classi<text:span text:style-name="T5">f</text:span>ication.</text:p>
          </table:table-cell>
        </table:table-row>
        <table:table-row>
          <table:table-cell table:style-name="Table1.A2" office:value-type="string">
            <text:p text:style-name="P13">Research on Vehicle Detection in High Resolution Satellite Images</text:p>
          </table:table-cell>
          <table:table-cell table:style-name="Table1.A2" office:value-type="string">
            <text:p text:style-name="P3">Fourth Global Congress on Intelligent Systems, <text:span text:style-name="T4">2013</text:span></text:p>
          </table:table-cell>
          <table:table-cell table:style-name="Table1.C2" office:value-type="string">
            <text:p text:style-name="P3">With the improvement of satellite resolution and the object-oriented detection method in satellite images, traffic data can be more quickly and widely acquired in large area satellite images compared with the traditional data acquired</text:p>
            <text:p text:style-name="P3">method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306e6" officeooo:paragraph-rsid="001306e6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iterature Surve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2:18:33.699441363</meta:creation-date>
    <dc:date>2019-03-29T11:18:09.346700010</dc:date>
    <meta:editing-duration>PT57M5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1" meta:paragraph-count="29" meta:word-count="311" meta:character-count="2096" meta:non-whitespace-character-count="1812"/>
  </office:meta>
</office:document-meta>
</file>